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a1777"/>
    </style:style>
    <style:style style:name="P2" style:family="paragraph" style:parent-style-name="Standard">
      <style:text-properties fo:font-weight="bold" officeooo:rsid="001a1777" officeooo:paragraph-rsid="001a1777" style:font-weight-asian="bold" style:font-weight-complex="bold"/>
    </style:style>
    <style:style style:name="P3" style:family="paragraph" style:parent-style-name="Standard">
      <style:text-properties fo:font-weight="normal" officeooo:rsid="001a1777" officeooo:paragraph-rsid="001a1777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a1777" officeooo:paragraph-rsid="001a1777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1a1777" officeooo:paragraph-rsid="001a1777" style:font-weight-asian="normal" style:font-weight-complex="normal"/>
    </style:style>
    <style:style style:name="T1" style:family="text">
      <style:text-properties officeooo:rsid="001a177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officeooo:rsid="001a1777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Problem statement</text:span></text:p>
      <text:p text:style-name="Standard">Print Pascal's Triangle</text:p>
      <text:p text:style-name="Standard">Write a program to generate and print the first n rows of Pascal’s triangle without using built-in math or</text:p>
      <text:p text:style-name="Standard">array functions. For n = 5, the output should be:</text:p>
      <text:p text:style-name="Standard"><text:s text:c="6"/>1</text:p>
      <text:p text:style-name="Standard"><text:s text:c="4"/>1 1</text:p>
      <text:p text:style-name="P1"><text:s text:c="3"/>1 2 1</text:p>
      <text:p text:style-name="P1">1 3 3 1</text:p>
      <text:p text:style-name="Standard">1 4 6 4 1</text:p>
      <text:p text:style-name="Standard"/>
      <text:p text:style-name="P4">Code</text:p>
      <text:p text:style-name="P2"><text:span text:style-name="T2">#include &lt;stdio.h&gt;</text:span></text:p>
      <text:p text:style-name="P3">void pascal(int n) {</text:p>
      <text:p text:style-name="P3"><text:s text:c="4"/>int a, b, space;</text:p>
      <text:p text:style-name="P3"><text:s text:c="4"/>int cur, prev = 1;</text:p>
      <text:p text:style-name="P3"/>
      <text:p text:style-name="P3"><text:s text:c="4"/>for (a = 0; a &lt; n; a++) {</text:p>
      <text:p text:style-name="P3"><text:s text:c="8"/>for (space = 1; space &lt; n - a - 1; space++) {</text:p>
      <text:p text:style-name="P3"><text:s text:c="12"/>printf(" ");</text:p>
      <text:p text:style-name="P3"><text:s text:c="8"/>}</text:p>
      <text:p text:style-name="P3"><text:s text:c="8"/>for (b = 0; b &lt;= a; b++) {</text:p>
      <text:p text:style-name="P3"><text:s text:c="12"/>if (b == 0 || a == 0) {</text:p>
      <text:p text:style-name="P3"><text:s text:c="16"/>cur = 1;</text:p>
      <text:p text:style-name="P3"><text:s text:c="12"/>} else {</text:p>
      <text:p text:style-name="P3"><text:s text:c="16"/>cur = (prev * (a - b + 1)) / b;</text:p>
      <text:p text:style-name="P3"><text:s text:c="12"/>}</text:p>
      <text:p text:style-name="P3"><text:s text:c="12"/>printf("%d", cur);</text:p>
      <text:p text:style-name="P3"><text:s text:c="12"/>if (b &lt; a) {</text:p>
      <text:p text:style-name="P3"><text:s text:c="16"/>printf(" ");</text:p>
      <text:p text:style-name="P3"><text:s text:c="12"/>}</text:p>
      <text:p text:style-name="P3"><text:s text:c="12"/>prev = cur;</text:p>
      <text:p text:style-name="P3"><text:s text:c="8"/>}</text:p>
      <text:p text:style-name="P3"><text:s text:c="8"/>printf("\n");</text:p>
      <text:p text:style-name="P3"><text:s text:c="4"/>}</text:p>
      <text:p text:style-name="P3">}</text:p>
      <text:p text:style-name="P3">int main() {</text:p>
      <text:p text:style-name="P3"><text:s text:c="4"/>int n = 5;</text:p>
      <text:p text:style-name="P3"><text:s text:c="4"/>printf("Pascal Triangle for %d:\n", n);</text:p>
      <text:p text:style-name="P3"><text:s text:c="4"/>pascal(n);</text:p>
      <text:p text:style-name="P3"><text:s text:c="4"/>return 0;</text:p>
      <text:p text:style-name="P3">}</text:p>
      <text:p text:style-name="P3"/>
      <text:p text:style-name="P4">Sample Input -1</text:p>
      <text:p text:style-name="P5">Pascal Triangle for 5:</text:p>
      <text:p text:style-name="P5"><text:s text:c="3"/>1</text:p>
      <text:p text:style-name="P5"><text:s text:c="2"/>1 1</text:p>
      <text:p text:style-name="P5"><text:s/>1 2 1</text:p>
      <text:p text:style-name="P5">1 3 3 1</text:p>
      <text:p text:style-name="P5">1 4 6 4 1</text:p>
      <text:p text:style-name="P4"><text:soft-page-break/>Sample Input -2</text:p>
      <text:p text:style-name="P5">Pascal Triangle for 4:</text:p>
      <text:p text:style-name="P5"><text:s text:c="2"/>1</text:p>
      <text:p text:style-name="P5"><text:s/>1 1</text:p>
      <text:p text:style-name="P5">1 2 1</text:p>
      <text:p text:style-name="P5">1 3 3 1</text:p>
      <text:p text:style-name="P5"/>
      <text:p text:style-name="P4">Sample Input -3</text:p>
      <text:p text:style-name="P5">Pascal Triangle for 6:</text:p>
      <text:p text:style-name="P5"><text:s text:c="4"/>1</text:p>
      <text:p text:style-name="P5"><text:s text:c="3"/>1 1</text:p>
      <text:p text:style-name="P5"><text:s text:c="2"/>1 2 1</text:p>
      <text:p text:style-name="P5"><text:s/>1 3 3 1</text:p>
      <text:p text:style-name="P5">1 4 6 4 1</text:p>
      <text:p text:style-name="P5">1 5 10 10 5 1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02T22:50:40.446000000</meta:creation-date>
    <dc:date>2024-10-02T22:57:37.408000000</dc:date>
    <meta:editing-duration>PT7M3S</meta:editing-duration>
    <meta:editing-cycles>1</meta:editing-cycles>
    <meta:document-statistic meta:table-count="0" meta:image-count="0" meta:object-count="0" meta:page-count="2" meta:paragraph-count="60" meta:word-count="226" meta:character-count="1065" meta:non-whitespace-character-count="651"/>
    <meta:generator>LibreOffice/7.3.3.2$Windows_X86_64 LibreOffice_project/d1d0ea68f081ee2800a922cac8f79445e4603348</meta:generator>
  </office:meta>
</office:document-meta>
</file>